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0000000326935D75610EB0321.png" manifest:media-type="image/png"/>
  <manifest:file-entry manifest:full-path="Pictures/10000000000002BF0000016B0CAB397B79D90F28.png" manifest:media-type="image/png"/>
  <manifest:file-entry manifest:full-path="Pictures/100000000000077C000003484F3C48D0B3B7828C.png" manifest:media-type="image/png"/>
  <manifest:file-entry manifest:full-path="Pictures/10000000000002E9000001AB5A5277C8E70AFDE2.png" manifest:media-type="image/png"/>
  <manifest:file-entry manifest:full-path="Pictures/1000000000000746000002EDEB94B39C772D76DB.png" manifest:media-type="image/png"/>
  <manifest:file-entry manifest:full-path="Pictures/100000000000072E000001FB4B936980BBF88F13.png" manifest:media-type="image/png"/>
  <manifest:file-entry manifest:full-path="Pictures/1000000000000459000003184FA51A8982D9CD28.png" manifest:media-type="image/png"/>
  <manifest:file-entry manifest:full-path="Pictures/1000000000000279000000D02365590C810D962E.png" manifest:media-type="image/png"/>
  <manifest:file-entry manifest:full-path="Pictures/10000000000002DE00000116290C4FBE5C47D33F.png" manifest:media-type="image/png"/>
  <manifest:file-entry manifest:full-path="Pictures/10000000000005D90000025558136E8399F60F5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Monaco, Consolas, 'Courier New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b6c5c" officeooo:paragraph-rsid="001b6c5c"/>
    </style:style>
    <style:style style:name="P2" style:family="paragraph" style:parent-style-name="Standard">
      <style:text-properties fo:language="ru" fo:country="RU" officeooo:rsid="001b6c5c" officeooo:paragraph-rsid="001b6c5c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1 <text:span text:style-name="T1">ТРПО</text:span></text:p>
      <text:p text:style-name="P1"/>
      <text:p text:style-name="P2">Отчет</text:p>
      <text:p text:style-name="P2"/>
      <text:p text:style-name="P2">1.</text:p>
      <text:p text:style-name="P2">2.</text:p>
      <text:p text:style-name="P2">3.</text:p>
      <text:p text:style-name="P2">4.</text:p>
      <text:p text:style-name="P2">5.</text:p>
      <text:p text:style-name="P2">6.</text:p>
      <text:p text:style-name="P2"/>
      <text:p text:style-name="P2"><draw:frame draw:style-name="fr4" draw:name="Изображение1" text:anchor-type="char" svg:width="17cm" svg:height="7.452cm" draw:z-index="0"><draw:image xlink:href="Pictures/100000000000077C000003484F3C48D0B3B7828C.png" xlink:type="simple" xlink:show="embed" xlink:actuate="onLoad" draw:mime-type="image/png"/></draw:frame></text:p>
      <text:p text:style-name="P2"/>
      <text:p text:style-name="P1">9.</text:p>
      <text:p text:style-name="P1"><text:span text:style-name="T1"/></text:p>
      <text:p text:style-name="P1"><draw:frame draw:style-name="fr4" draw:name="Изображение3" text:anchor-type="char" svg:width="17cm" svg:height="6.837cm" draw:z-index="2"><draw:image xlink:href="Pictures/1000000000000746000002EDEB94B39C772D76DB.png" xlink:type="simple" xlink:show="embed" xlink:actuate="onLoad" draw:mime-type="image/png"/></draw:frame></text:p>
      <text:p text:style-name="P1"><text:span text:style-name="T1"/></text:p>
      <text:p text:style-name="P1"><draw:frame draw:style-name="fr4" draw:name="Изображение4" text:anchor-type="char" svg:width="17cm" svg:height="4.688cm" draw:z-index="3"><draw:image xlink:href="Pictures/100000000000072E000001FB4B936980BBF88F13.png" xlink:type="simple" xlink:show="embed" xlink:actuate="onLoad" draw:mime-type="image/png"/></draw:frame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8</text:span></text:p>
      <text:p text:style-name="P2"/>
      <text:p text:style-name="P2"><draw:frame draw:style-name="fr5" draw:name="Изображение2" text:anchor-type="char" svg:width="17.32cm" svg:height="12.324cm" draw:z-index="1"><draw:image xlink:href="Pictures/1000000000000459000003184FA51A8982D9CD28.png" xlink:type="simple" xlink:show="embed" xlink:actuate="onLoad" draw:mime-type="image/png"/></draw:frame></text:p>
      <text:p text:style-name="P2"/>
      <text:p text:style-name="P2"/>
      <text:p text:style-name="P2"><text:span text:style-name="T2">10</text:span>.</text:p>
      <text:p text:style-name="P2"/>
      <text:p text:style-name="P2"><draw:frame draw:style-name="fr2" draw:name="Изображение5" text:anchor-type="char" svg:width="13.399cm" svg:height="4.403cm" draw:z-index="4"><draw:image xlink:href="Pictures/1000000000000279000000D02365590C810D962E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><text:span text:style-name="T2">11</text:span>.</text:p>
      <text:p text:style-name="P2"/>
      <text:p text:style-name="P2"><draw:frame draw:style-name="fr2" draw:name="Изображение6" text:anchor-type="char" svg:width="14.88cm" svg:height="7.684cm" draw:z-index="5"><draw:image xlink:href="Pictures/10000000000002BF0000016B0CAB397B79D90F28.png" xlink:type="simple" xlink:show="embed" xlink:actuate="onLoad" draw:mime-type="image/png"/></draw:frame></text:p>
      <text:p text:style-name="P2"/>
      <text:p text:style-name="P2"/>
      <text:p text:style-name="P2"/>
      <text:p text:style-name="P1">12.</text:p>
      <text:p text:style-name="P1"/>
      <text:p text:style-name="P1"><draw:frame draw:style-name="fr2" draw:name="Изображение7" text:anchor-type="char" svg:width="15.769cm" svg:height="9.038cm" draw:z-index="6"><draw:image xlink:href="Pictures/10000000000002E9000001AB5A5277C8E70AFDE2.png" xlink:type="simple" xlink:show="embed" xlink:actuate="onLoad" draw:mime-type="image/png"/></draw:frame><text:soft-page-break/></text:p>
      <text:p text:style-name="P1"/>
      <text:p text:style-name="P1">13.</text:p>
      <text:p text:style-name="P1"><draw:frame draw:style-name="fr3" draw:name="Изображение8" text:anchor-type="char" svg:x="0.605cm" svg:y="0.296cm" svg:width="4.064cm" svg:height="1.058cm" draw:z-index="7"><draw:image xlink:href="Pictures/10000000000000C0000000326935D75610EB032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4.</text:p>
      <text:p text:style-name="P1"/>
      <text:p text:style-name="P1"><draw:frame draw:style-name="fr2" draw:name="Изображение9" text:anchor-type="char" svg:width="15.536cm" svg:height="5.884cm" draw:z-index="8"><draw:image xlink:href="Pictures/10000000000002DE00000116290C4FBE5C47D33F.png" xlink:type="simple" xlink:show="embed" xlink:actuate="onLoad" draw:mime-type="image/png"/></draw:frame></text:p>
      <text:p text:style-name="P1"/>
      <text:p text:style-name="P1"/>
      <text:p text:style-name="P1">15.</text:p>
      <text:p text:style-name="P1"/>
      <text:p text:style-name="P1"><draw:frame draw:style-name="fr1" draw:name="Изображение10" text:anchor-type="char" svg:width="17cm" svg:height="6.779cm" draw:z-index="9"><draw:image xlink:href="Pictures/10000000000005D90000025558136E8399F60F51.png" xlink:type="simple" xlink:show="embed" xlink:actuate="onLoad" draw:mime-type="image/png"/></draw:frame><text:soft-page-break/></text:p>
      <text:p text:style-name="P1"/>
      <text:p text:style-name="P1"/>
      <text:p text:style-name="P1">16.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Monaco, Consolas, 'Courier New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2T18:39:49.366000000</meta:creation-date>
    <dc:date>2022-12-12T19:16:16.265000000</dc:date>
    <meta:editing-duration>PT36M27S</meta:editing-duration>
    <meta:editing-cycles>1</meta:editing-cycles>
    <meta:document-statistic meta:table-count="0" meta:image-count="10" meta:object-count="0" meta:page-count="5" meta:paragraph-count="17" meta:word-count="18" meta:character-count="48" meta:non-whitespace-character-count="47"/>
    <meta:generator>LibreOffice/7.4.0.3$Windows_X86_64 LibreOffice_project/f85e47c08ddd19c015c0114a68350214f7066f5a</meta:generator>
  </office:meta>
</office:document-meta>
</file>